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left="4.7244in" fo:margin-right="0in" fo:text-align="start" style:justify-single-word="false" fo:text-indent="-0.5902in" style:auto-text-indent="false" style:page-number="1"/>
    </style:style>
    <style:style style:name="P3" style:family="paragraph" style:parent-style-name="Standard">
      <style:paragraph-properties fo:margin-left="4.1335in" fo:margin-right="0in" fo:text-align="start" style:justify-single-word="false" fo:text-indent="0in" style:auto-text-indent="false"/>
    </style:style>
    <style:style style:name="P4" style:family="paragraph" style:parent-style-name="Standard">
      <style:paragraph-properties fo:margin-left="1.7866in" fo:margin-right="0in" fo:text-indent="-0.7866in" style:auto-text-indent="false"/>
    </style:style>
    <style:style style:name="P5" style:family="paragraph" style:parent-style-name="Standard" style:list-style-name="WWNum1">
      <style:paragraph-properties fo:margin-left="1in" fo:margin-right="0in" fo:text-indent="-0.25in" style:auto-text-indent="false"/>
    </style:style>
    <style:style style:name="P6" style:family="paragraph" style:parent-style-name="Standard">
      <style:paragraph-properties fo:margin-left="1in" fo:margin-right="0in" fo:text-indent="0in" style:auto-text-indent="false"/>
    </style:style>
    <style:style style:name="P7" style:family="paragraph" style:parent-style-name="Title">
      <style:paragraph-properties fo:margin-left="0.7866in" fo:margin-right="0in" fo:text-align="center" style:justify-single-word="false" fo:text-indent="0.4898in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ыполнил:</text:p>
      <text:p text:style-name="P3">Мернов П.К., ученик 11 класса,</text:p>
      <text:p text:style-name="P3">ГБОУ Школа “Покровский квартал”</text:p>
      <text:p text:style-name="P3"/>
      <text:p text:style-name="P3">Руководитель проекта:</text:p>
      <text:p text:style-name="P3">Егоров Д. С., техник УИЛ ФБКАиС НИУ ВШЭ.</text:p>
      <text:p text:style-name="P7"><text:bookmark text:name="_u30uw8a79mu3"/><text:span text:style-name="T1">КРАТКОЕ ОПИСАНИЕ: РАБОТА ДЛЯ КОНФЕРЕНЦИИ “ИНЖЕНЕРЫ БУДУЩЕГО”</text:span></text:p>
      <text:p text:style-name="P1"><text:span text:style-name="T2">ТЕМА: ПРОЕКТ ПРИЛОЖЕНИЯ ДЛЯ ANDROID “Hello, Student!” ПО ИЗУЧЕНИЮ НЕПРАВИЛЬНЫХ ГЛАГОЛОВ АНГЛИЙСКОГО ЯЗЫКА</text:span></text:p>
      <text:p text:style-name="Standard"><text:span text:style-name="T3">Цель проекта</text:span>: Создать электронный сервис в виде приложения <text:s/>на Android для изучения темы «Неправильные глаголы английского языка» для учеников 3-6 классов (уровень А1+ и А2).</text:p>
      <text:p text:style-name="Standard"><text:span text:style-name="T3">Задачи проекта:</text:span></text:p>
      <text:p text:style-name="Standard">Познакомиться с языком программирования Java и средой разработки Android Studio.</text:p>
      <text:p text:style-name="Standard">Выучить неправильные глаголы английского языка.</text:p>
      <text:p text:style-name="Standard">На основе полученных знаний составить учебно-методический материал.</text:p>
      <text:p text:style-name="Standard">Разработать мобильное приложение для Android для изучения неправильных глаголов английского языка.</text:p>
      <text:p text:style-name="P4"><text:span text:style-name="T3">Этапы проекта:</text:span></text:p>
      <text:list xml:id="list1376730005" text:style-name="WWNum1">
        <text:list-item>
          <text:p text:style-name="P5">Установка Android Studio<text:tab/>-<text:tab/>март 2020.</text:p>
        </text:list-item>
        <text:list-item>
          <text:p text:style-name="P5">Первое тренировочное приложение<text:tab/>-<text:tab/>март 2020.</text:p>
        </text:list-item>
        <text:list-item>
          <text:p text:style-name="P5">Просмотр обучающих видео на Youtube<text:tab/>-<text:tab/>апрель – сентябрь 2020.</text:p>
        </text:list-item>
        <text:list-item>
          <text:p text:style-name="P5">Создание приложения: экранов (Activity), упражнений и Списка глаголов (Verbs List)<text:tab/> -<text:tab/>апрель – май 2020.</text:p>
        </text:list-item>
        <text:list-item>
          <text:p text:style-name="P5">Разработка дизайна, шрифтов и цветовых тем<text:tab/> -<text:tab/>июнь – август 2020.</text:p>
        </text:list-item>
        <text:list-item>
          <text:p text:style-name="P5">Первичная корректировка<text:tab/>-<text:tab/>август – сентябрь 2020.</text:p>
        </text:list-item>
        <text:list-item>
          <text:p text:style-name="P5">Загрузка версии 1.0. на Google Play<text:tab/>-<text:tab/>14 сентября 2020.</text:p>
        </text:list-item>
        <text:list-item>
          <text:p text:style-name="P5">Доработка дизайна, изменение шрифтов<text:tab/>-<text:tab/>сентябрь – октябрь 2020.</text:p>
        </text:list-item>
        <text:list-item>
          <text:p text:style-name="P5">Обновление приложения до версии 2.0.<text:tab/>-<text:tab/>21 ноября 2020.</text:p>
        </text:list-item>
      </text:list>
      <text:p text:style-name="P6"><text:span text:style-name="T3">Полученные результаты:</text:span> Приложение “Hello, Student!” версия 2.0. доступно для скачиваний в магазине Google Play по ссылке: <text:a xlink:type="simple" xlink:href="https://play.google.com/store/apps/details?id=app.student.hellostudent&amp;hl=ru&amp;gl=US" text:style-name="ListLabel_20_10" text:visited-style-name="ListLabel_20_10"><text:span text:style-name="T4">https://play.google.com/store/apps/details?id=app.student.hellostudent&amp;hl=ru&amp;gl=US</text:span></text:a>.</text:p>
      <text:p text:style-name="Standard"><text:soft-page-break/><text:span text:style-name="T3">Перспективы дальнейшей разработки:</text:span></text:p>
      <text:p text:style-name="Standard">Я планирую выпустить версию для iPhone и, возможно, web-верси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none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4pt" fo:language="ru" fo:country="none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866in" fo:margin-right="0in" fo:line-height="150%" fo:text-align="justify" style:justify-single-word="false" fo:text-indent="0.4898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text-align="center" style:justify-single-word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in" fo:margin-right="0.9717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6" meta:word-count="218" meta:character-count="1634" meta:non-whitespace-character-count="1443"/>
    <meta:generator>LibreOfficeDev/6.0.5.2$Linux_X86_64 LibreOffice_project/</meta:generator>
  </office:meta>
</office:document-meta>
</file>